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C" style:family="table-column">
      <style:table-column-properties style:column-width="11.333cm" style:rel-column-width="43688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2"/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961cm" fo:margin-right="0.961cm" fo:text-indent="0cm" style:auto-text-indent="false" fo:background-color="#e6e6ff" fo:padding="0.049cm" fo:border="0.018cm solid #000000" style:shadow="none">
        <style:background-image/>
      </style:paragraph-properties>
      <style:text-properties style:font-name="Liberation Mono"/>
    </style:style>
    <style:style style:name="P12" style:family="paragraph" style:parent-style-name="Heading">
      <style:paragraph-properties fo:text-align="center" style:justify-single-word="false"/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1">eZFluxBB (Connective FluxBB for eZ publish )</text:span>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3"><text:s/>1 Introduction<text:tab/>3</text:p>
          <text:p text:style-name="P4"><text:s/>1.1 Compatibility<text:tab/>3</text:p>
          <text:p text:style-name="P4"><text:s/>1.2 What eZFluxBB does/doesn't do<text:tab/>3</text:p>
          <text:p text:style-name="P3"><text:s/>2 Documentation<text:tab/>4</text:p>
          <text:p text:style-name="P4"><text:s/>2.1 eZFluxBB : List of fetch functions<text:tab/>4</text:p>
          <text:p text:style-name="P13"><text:s/>2.1.1 current_user<text:tab/>4</text:p>
          <text:p text:style-name="P1"><text:s/>2.1.1.1 Summary<text:tab/>4</text:p>
          <text:p text:style-name="P1"><text:s/>2.1.1.2 Usage<text:tab/>4</text:p>
          <text:p text:style-name="P1"><text:s/>2.1.1.3 Parameters<text:tab/>4</text:p>
          <text:p text:style-name="P1"><text:s/>2.1.1.4 Returns<text:tab/>4</text:p>
          <text:p text:style-name="P1"><text:s/>2.1.1.5 Examples<text:tab/>4</text:p>
          <text:p text:style-name="P13"><text:s/>2.1.2 Online<text:tab/>4</text:p>
        </text:index-body>
      </text:table-of-content>
      <text:h text:style-name="Heading_20_1" text:outline-level="1" text:is-list-header="true"/>
      <text:h text:style-name="P7" text:outline-level="1">Introduction</text:h>
      <text:p text:style-name="Standard">eZFluxBB is an extension eZ publish which allows FluxBB (formerly PunBB) and eZ Publish to communicate.</text:p>
      <text:h text:style-name="Heading_20_2" text:outline-level="2">Compatibility</text:h>
      <text:p text:style-name="Standard">php 5.2 / eZ 4.0.x &amp; FluxBB / PunBB 1.2.</text:p>
      <text:p text:style-name="Standard">From branch 1.3 just FluxBB compatibility will be provide.</text:p>
      <text:p text:style-name="Standard">eZFluxBB will soon match FluxBB 1.3 (#56). For the moment the compatibility is partial (the fetch current_user</text:p>
      <text:p text:style-name="Standard">doesn't work in 1.3).</text:p>
      <text:h text:style-name="Heading_20_2" text:outline-level="2">What eZFluxBB does/doesn't do</text:h>
      <text:p text:style-name="Standard">What eZFluxBB does :</text:p>
      <text:list xml:id="list432460544" text:style-name="L1">
        <text:list-item>
          <text:p text:style-name="P8">Recover current user FluxBB in eZ</text:p>
        </text:list-item>
        <text:list-item>
          <text:p text:style-name="P8">Recover statistics</text:p>
        </text:list-item>
        <text:list-item>
          <text:p text:style-name="P8">Recover online users list</text:p>
        </text:list-item>
        <text:list-item>
          <text:p text:style-name="P8">Recover topics with different filters</text:p>
        </text:list-item>
      </text:list>
      <text:p text:style-name="Standard"/>
      <text:p text:style-name="Standard">What eZFlux doesn't do :</text:p>
      <text:list xml:id="list1313205107" text:style-name="L2">
        <text:list-item>
          <text:p text:style-name="P9">Synchronization of FluxBB/eZ Publish users.</text:p>
        </text:list-item>
      </text:list>
      <text:h text:style-name="P6" text:outline-level="1">Documentation</text:h>
      <text:h text:style-name="Heading_20_2" text:outline-level="2">eZFluxBB : List of fetch functions</text:h>
      <text:h text:style-name="Heading_20_3" text:outline-level="3">current_user</text:h>
      <text:h text:style-name="Heading_20_4" text:outline-level="4">Summary</text:h>
      <text:p text:style-name="Standard">Allows to recover informations about current user.</text:p>
      <text:h text:style-name="Heading_20_4" text:outline-level="4">Usage</text:h>
      <text:p text:style-name="P11"><text:span text:style-name="T2">fetch( 'ezfluxbb', 'current_user' )</text:span></text:p>
      <text:p text:style-name="Standard"/>
      <text:h text:style-name="Heading_20_4" text:outline-level="4">Parameters</text:h>
      <text:p text:style-name="Standard">None</text:p>
      <text:h text:style-name="Heading_20_4" text:outline-level="4">Returns</text:h>
      <text:p text:style-name="Standard">Informations about current user in a hash :</text:p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10">Attribut</text:p>
          </table:table-cell>
          <table:table-cell table:style-name="Tableau1.A1" office:value-type="string">
            <text:p text:style-name="P10">Type</text:p>
          </table:table-cell>
          <table:table-cell table:style-name="Tableau1.C1" office:value-type="string">
            <text:p text:style-name="P10">Description</text:p>
          </table:table-cell>
        </table:table-row>
        <table:table-row>
          <table:table-cell table:style-name="Tableau1.A2" office:value-type="string">
            <text:p text:style-name="Standard">group_id</text:p>
          </table:table-cell>
          <table:table-cell table:style-name="Tableau1.A2" office:value-type="string">
            <text:p text:style-name="Standard">integer</text:p>
          </table:table-cell>
          <table:table-cell table:style-name="Tableau1.C2" office:value-type="string">
            <text:p text:style-name="Standard">ID of the user group</text:p>
          </table:table-cell>
        </table:table-row>
        <table:table-row>
          <table:table-cell table:style-name="Tableau1.A2" office:value-type="string">
            <text:p text:style-name="Standard">id</text:p>
          </table:table-cell>
          <table:table-cell table:style-name="Tableau1.A2" office:value-type="string">
            <text:p text:style-name="Standard">integer</text:p>
          </table:table-cell>
          <table:table-cell table:style-name="Tableau1.C2" office:value-type="string">
            <text:p text:style-name="Standard">ID of the user</text:p>
          </table:table-cell>
        </table:table-row>
        <table:table-row>
          <table:table-cell table:style-name="Tableau1.A2" office:value-type="string">
            <text:p text:style-name="Standard">last_visit</text:p>
          </table:table-cell>
          <table:table-cell table:style-name="Tableau1.A2" office:value-type="string">
            <text:p text:style-name="Standard">integer</text:p>
          </table:table-cell>
          <table:table-cell table:style-name="Tableau1.C2" office:value-type="string">
            <text:p text:style-name="Standard">Timestamp of the last visit</text:p>
          </table:table-cell>
        </table:table-row>
        <table:table-row>
          <table:table-cell table:style-name="Tableau1.A2" office:value-type="string">
            <text:p text:style-name="Standard">username</text:p>
          </table:table-cell>
          <table:table-cell table:style-name="Tableau1.A2" office:value-type="string">
            <text:p text:style-name="Standard">string</text:p>
          </table:table-cell>
          <table:table-cell table:style-name="Tableau1.C2" office:value-type="string">
            <text:p text:style-name="Standard">Login of the user</text:p>
          </table:table-cell>
        </table:table-row>
      </table:table>
      <text:p text:style-name="Standard"/>
      <text:h text:style-name="Heading_20_4" text:outline-level="4">Examples</text:h>
      <text:p text:style-name="Standard">, , hash('%user', concat('&lt;a title="', $fluxbbCurentUser.username, '" href="', ezini( 'FluxBBInfo', 'BoardURL',</text:p>
      <text:p text:style-name="Standard">, hash('%date', $fluxbbCurentUser.last_visit|datetime('full')) )}&lt;/li&gt;</text:p>
      <text:p text:style-name="Standard">tion=show_new"&gt;{"Show new messages since last visit"|i18n('design/fedora_socle/templates/page_toptoolbar')}&lt;/a&gt;</text:p>
      <text:p text:style-name="Standard">on=markread"&gt;{"Mark all topics as read"|i18n('design/fedora_socle/templates/page_toptoolbar')}&lt;/a&gt;&lt;/li&gt;</text:p>
      <text:p text:style-name="Standard"/>
      <text:h text:style-name="Heading_20_3" text:outline-level="3">Online</text:h>
      <text:p text:style-name="Standard">2.2.1 Summary</text:p>
      <text:p text:style-name="Standard">Recover informations about online users on the forum :</text:p>
      <text:p text:style-name="Standard">• Total of online users</text:p>
      <text:p text:style-name="Standard">• Number of online guests</text:p>
      <text:p text:style-name="Standard">• Number of online members</text:p>
      <text:p text:style-name="Standard">2</text:p>
      <text:p text:style-name="Standard">2.2.2 Usage</text:p>
      <text:p text:style-name="Standard">fetch( 'ezfluxbb', 'online' )</text:p>
      <text:p text:style-name="Standard">2.2.3 Parameters</text:p>
      <text:p text:style-name="Standard"><text:soft-page-break/>None</text:p>
      <text:p text:style-name="Standard">2.2.4 Returns</text:p>
      <text:p text:style-name="Standard">Informations about online users in a hash :</text:p>
      <text:p text:style-name="Standard">Attribut</text:p>
      <text:p text:style-name="Standard">guests</text:p>
      <text:p text:style-name="Standard">list</text:p>
      <text:p text:style-name="Standard">users</text:p>
      <text:p text:style-name="Standard">total</text:p>
      <text:p text:style-name="Standard">Type</text:p>
      <text:p text:style-name="Standard">integer</text:p>
      <text:p text:style-name="Standard">array</text:p>
      <text:p text:style-name="Standard">integer</text:p>
      <text:p text:style-name="Standard">integer</text:p>
      <text:p text:style-name="Standard">Description</text:p>
      <text:p text:style-name="Standard">Number of guests on the forum</text:p>
      <text:p text:style-name="Standard">List of online members</text:p>
      <text:p text:style-name="Standard">Number of members on the forums</text:p>
      <text:p text:style-name="Standard">Total of persons (guests + members) on the forum</text:p>
      <text:p text:style-name="Standard">2.2.5 Examples</text:p>
      <text:p text:style-name="Standard">'ezfluxbb', 'online' )</text:p>
      <text:p text:style-name="Standard">_map.id_css.has_content} id="{$object.main_node.data_map.id_css.content}"{/if} class="block {$object.main_node.</text:p>
      <text:p text:style-name="Standard">de.name|wash()}&lt;/span&gt;&lt;/h3&gt;</text:p>
      <text:p text:style-name="Standard">line.guests}&lt;/strong&gt; {"invités"|i18n('design/fedora_socle/global')}&lt;/li&gt;</text:p>
      <text:p text:style-name="Standard">line.users}&lt;/strong&gt; {"membres"|i18n('design/fedora_socle/global')}&lt;/li&gt;</text:p>
      <text:p text:style-name="Standard">st)|gt(0)}</text:p>
      <text:p text:style-name="Standard">bbOnline.list)|dec()}</text:p>
      <text:p text:style-name="Standard">.list as $key =&gt; $user}</text:p>
      <text:p text:style-name="Standard">FluxBBInfo', 'BoardURL', 'ezfluxbb.ini' )}/profile.php?id={$user.user_id}"&gt;{$user.ident}&lt;/a&gt;{if $key|lt($nbUser</text:p>
      <text:p text:style-name="Standard">2.3 stats</text:p>
      <text:p text:style-name="Standard">2.3.1 Summary</text:p>
      <text:p text:style-name="Standard">Recover statistics on the forum :</text:p>
      <text:p text:style-name="Standard">• Number of topics</text:p>
      <text:p text:style-name="Standard">• Number of posts</text:p>
      <text:p text:style-name="Standard">• Number of members</text:p>
      <text:p text:style-name="Standard">• Last member</text:p>
      <text:p text:style-name="Standard">3</text:p>
      <text:p text:style-name="Standard">2.3.2 Usage</text:p>
      <text:p text:style-name="Standard">fetch( 'ezfluxbb', 'stats' )</text:p>
      <text:p text:style-name="Standard">2.3.3 Parameters</text:p>
      <text:p text:style-name="Standard">None</text:p>
      <text:p text:style-name="Standard">2.3.4 Returns</text:p>
      <text:p text:style-name="Standard">Informations about statistics in a hash :</text:p>
      <text:p text:style-name="Standard">Attribut</text:p>
      <text:p text:style-name="Standard">last_member</text:p>
      <text:p text:style-name="Standard">num_members</text:p>
      <text:p text:style-name="Standard">num_posts</text:p>
      <text:p text:style-name="Standard">num_topics</text:p>
      <text:p text:style-name="Standard">Type</text:p>
      <text:p text:style-name="Standard">array</text:p>
      <text:p text:style-name="Standard">integer</text:p>
      <text:p text:style-name="Standard"><text:soft-page-break/>integer</text:p>
      <text:p text:style-name="Standard">integer</text:p>
      <text:p text:style-name="Standard">Description</text:p>
      <text:p text:style-name="Standard">Informations about last registered member</text:p>
      <text:p text:style-name="Standard">Number of registered members</text:p>
      <text:p text:style-name="Standard">Number of posts</text:p>
      <text:p text:style-name="Standard">Number of topics</text:p>
      <text:p text:style-name="Standard">2.3.5 Examples</text:p>
      <text:p text:style-name="Standard">="{$object.main_node.data_map.id_css.content}"{/if} class="block {$object.main_node.data_map.class_css.content}</text:p>
      <text:p text:style-name="Standard">/h3&gt;</text:p>
      <text:p text:style-name="Standard">rong&gt; {"sujets"|i18n('design/fedora_socle/global')}&lt;/li&gt;</text:p>
      <text:p text:style-name="Standard">ong&gt; {"réponses"|i18n('design/fedora_socle/global')}&lt;/li&gt;</text:p>
      <text:p text:style-name="Standard">trong&gt; {"membres"|i18n('design/fedora_socle/global')}&lt;/li&gt;</text:p>
      <text:p text:style-name="Standard">_socle/templates/stats')}&amp;nbsp;: &lt;a href="{ezini( 'FluxBBInfo', 'BoardURL', 'ezfluxbb.ini' )}/profile.php?id={$</text:p>
      <text:p text:style-name="Standard">2.4 Topics</text:p>
      <text:p text:style-name="Standard">2.4.1 Description</text:p>
      <text:p text:style-name="Standard">Allows to recover informations about topics of a FluxBB forum.</text:p>
      <text:p text:style-name="Standard">2.4.2 Usage</text:p>
      <text:p text:style-name="Standard">fetch( 'ezfluxbb', 'topics', hash(</text:p>
      <text:p text:style-name="Standard">[</text:p>
      <text:p text:style-name="Standard">[</text:p>
      <text:p text:style-name="Standard">[</text:p>
      <text:p text:style-name="Standard">[</text:p>
      <text:p text:style-name="Standard">[</text:p>
      <text:p text:style-name="Standard">forum_id_filter_type,</text:p>
      <text:p text:style-name="Standard">forum_id_filter_array,</text:p>
      <text:p text:style-name="Standard">limit,</text:p>
      <text:p text:style-name="Standard">offset,</text:p>
      <text:p text:style-name="Standard">sort_by</text:p>
      <text:p text:style-name="Standard">'include', ]</text:p>
      <text:p text:style-name="Standard">array( 2, 3 ), ]</text:p>
      <text:p text:style-name="Standard">10, ]</text:p>
      <text:p text:style-name="Standard">0, ]</text:p>
      <text:p text:style-name="Standard">array( 't.posted', false() )</text:p>
      <text:p text:style-name="Standard">) ) )</text:p>
      <text:p text:style-name="Standard">2.4.3 Parameters</text:p>
      <text:p text:style-name="Standard">Name</text:p>
      <text:p text:style-name="Standard">Type</text:p>
      <text:p text:style-name="Standard">string</text:p>
      <text:p text:style-name="Standard">forum_id_filter_type</text:p>
      <text:p text:style-name="Standard">(include|exclude)</text:p>
      <text:p text:style-name="Standard">forum_id_filter_array mixed</text:p>
      <text:p text:style-name="Standard">Description</text:p>
      <text:p text:style-name="Standard">Determine filter on id_forum as inclusive or</text:p>
      <text:p text:style-name="Standard">exclusive</text:p>
      <text:p text:style-name="Standard">List of id_forum to filter</text:p>
      <text:p text:style-name="Standard">Required Default</text:p>
      <text:p text:style-name="Standard">No include</text:p>
      <text:p text:style-name="Standard">No false</text:p>
      <text:p text:style-name="Standard">4</text:p>
      <text:p text:style-name="Standard"><text:soft-page-break/>limit integer Recover the x subjects No</text:p>
      <text:p text:style-name="Standard">offset integer Recover from subject x No</text:p>
      <text:p text:style-name="Standard">sort_by array Tris No</text:p>
      <text:p text:style-name="Standard">group_id integer get_first_message booean </text:p>
      <text:p text:style-name="Standard">Restrict to permissions of a group. If not fill in</text:p>
      <text:p text:style-name="Standard">then recover subjects from every forums</text:p>
      <text:p text:style-name="Standard">No</text:p>
      <text:p text:style-name="Standard">without discrimination (even private forums)</text:p>
      <text:p text:style-name="Standard">Recover or not first post of each topic</text:p>
      <text:p text:style-name="Standard">No</text:p>
      <text:p text:style-name="Standard">20</text:p>
      <text:p text:style-name="Standard">0</text:p>
      <text:p text:style-name="Standard">array(</text:p>
      <text:p text:style-name="Standard">'t.posted',</text:p>
      <text:p text:style-name="Standard">false )</text:p>
      <text:p text:style-name="Standard">false</text:p>
      <text:p text:style-name="Standard">2.4.4 Returns</text:p>
      <text:p text:style-name="Standard">Use attribute(show) to know ;-)</text:p>
      <text:p text:style-name="Standard">2.4.5 Examples</text:p>
      <text:p text:style-name="Standard">content,</text:p>
      <text:p text:style-name="Standard">tent ))}</text:p>
      <text:p text:style-name="Standard">id={$n.post_id}#{$n.post_id}"&gt;{$n.subject|wash()}&lt;/a&gt;&lt;/h3&gt;</text:p>
      <text:p text:style-name="Standard">)}" href="{ezini( 'FluxBBInfo', 'BoardURL', 'ezfluxbb.ini' )}/viewtopic.php?pid={$n.post_id}#{$n.post_id}"&gt;{"Li</text:p>
      <text:p text:style-name="Standard">5</text:p>
      <text:p text:style-name="Standard">3 eZFluxBB : List of templates operators</text:p>
      <text:p text:style-name="Standard">3.1 bbcode2html</text:p>
      <text:p text:style-name="Standard">3.1.1 Description</text:p>
      <text:p text:style-name="Standard">Allows to transform text of bbCode syntax into HTML.</text:p>
      <text:p text:style-name="Standard">3.1.2 Usage</text:p>
      <text:p text:style-name="Standard">input|bbcode2html()</text:p>
      <text:p text:style-name="Standard">3.1.3 Parameters</text:p>
      <text:p text:style-name="Standard">None</text:p>
      <text:p text:style-name="Standard">3.1.4 Returns</text:p>
      <text:p text:style-name="Standard">Text into HTML</text:p>
      <text:p text:style-name="Standard">3.1.5 Examples</text:p>
      <text:p text:style-name="Standard">,</text:p>
      <text:p text:style-name="Standard">}</text:p>
      <text:p text:style-name="Standard">post_id}#{$n.post_id}"&gt;{$n.subject|wash()}&lt;/a&gt;&lt;/h3&gt;</text:p>
      <text:p text:style-name="Standard">t|wash()}" href="{ezini( 'FluxBBInfo', 'BoardURL', 'ezfluxbb.ini' )}/viewtopic.php?pid={$n.post_id}#{$n.post_id</text:p>
      <text:p text:style-name="Standard">6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Kulakowski</meta:initial-creator>
    <meta:creation-date>2011-02-01T07:45:40</meta:creation-date>
    <meta:generator>OpenOffice.org/3.3$Unix OpenOffice.org_project/330m19$Build-9561</meta:generator>
    <dc:date>2011-02-01T08:02:53</dc:date>
    <dc:creator>Guillaume Kulakowski</dc:creator>
    <meta:editing-duration>PT17M14S</meta:editing-duration>
    <meta:editing-cycles>5</meta:editing-cycles>
    <meta:document-statistic meta:table-count="1" meta:image-count="0" meta:object-count="0" meta:page-count="7" meta:paragraph-count="210" meta:word-count="648" meta:character-count="5210"/>
  </office:meta>
</office:document-meta>
</file>